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da8" officeooo:paragraph-rsid="00135da8"/>
    </style:style>
    <style:style style:name="P2" style:family="paragraph" style:parent-style-name="Standard">
      <style:text-properties officeooo:paragraph-rsid="0014661b"/>
    </style:style>
    <style:style style:name="P3" style:family="paragraph" style:parent-style-name="Standard">
      <style:text-properties officeooo:rsid="0014661b" officeooo:paragraph-rsid="0014661b"/>
    </style:style>
    <style:style style:name="P4" style:family="paragraph" style:parent-style-name="Standard">
      <style:text-properties officeooo:rsid="00170170" officeooo:paragraph-rsid="00170170"/>
    </style:style>
    <style:style style:name="P5" style:family="paragraph" style:parent-style-name="Standard">
      <style:text-properties officeooo:rsid="0014661b" officeooo:paragraph-rsid="0014661b"/>
    </style:style>
    <style:style style:name="P6" style:family="paragraph" style:parent-style-name="Standard">
      <style:text-properties officeooo:rsid="0017526d" officeooo:paragraph-rsid="0017526d"/>
    </style:style>
    <style:style style:name="P7" style:family="paragraph" style:parent-style-name="Standard">
      <style:text-properties officeooo:rsid="0018ce33" officeooo:paragraph-rsid="0018ce33"/>
    </style:style>
    <style:style style:name="P8" style:family="paragraph" style:parent-style-name="Standard">
      <style:text-properties officeooo:rsid="001904e5" officeooo:paragraph-rsid="001904e5"/>
    </style:style>
    <style:style style:name="P9" style:family="paragraph" style:parent-style-name="Standard">
      <style:text-properties officeooo:rsid="00199d04" officeooo:paragraph-rsid="00199d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1</text:p>
      <text:p text:style-name="P2"><text:a xlink:type="simple" xlink:href="https://mentorsteccombr-my.sharepoint.com/:v:/g/personal/henrique_mentorstec_com_br/EZJZV1G1l_1Ekbf1X8_a_vYBP3VNHHXVx2Nv4yUdTvhpCA?e=xt6HfR" text:style-name="Internet_20_link" text:visited-style-name="Visited_20_Internet_20_Link"/></text:p>
      <text:p text:style-name="P2"><text:a xlink:type="simple" xlink:href="https://mentorsteccombr-my.sharepoint.com/:v:/g/personal/henrique_mentorstec_com_br/EZJZV1G1l_1Ekbf1X8_a_vYBP3VNHHXVx2Nv4yUdTvhpCA?e=xt6HfR" text:style-name="Internet_20_link" text:visited-style-name="Visited_20_Internet_20_Link">https://mentorsteccombr-my.sharepoint.com/:v:/g/personal/henrique_mentorstec_com_br/EZJZV1G1l_1Ekbf1X8_a_vYBP3VNHHXVx2Nv4yUdTvhpCA?e=xt6HfR</text:a></text:p>
      <text:p text:style-name="Standard"/>
      <text:p text:style-name="Standard"/>
      <text:p text:style-name="Standard"><text:a xlink:type="simple" xlink:href="https://mentorsteccombr-my.sharepoint.com/:v:/g/personal/henrique_mentorstec_com_br/ERN9nSicaGJLl4jhwUae3KABUFgBZq9G7UxWaR-kHfLLzg?email=henrique%40mentorstec.com.br" text:style-name="Internet_20_link" text:visited-style-name="Visited_20_Internet_20_Link">https://mentorsteccombr-my.sharepoint.com/:v:/g/personal/henrique_mentorstec_com_br/ERN9nSicaGJLl4jhwUae3KABUFgBZq9G7UxWaR-kHfLLzg?email=henrique%40mentorstec.com.br</text:a></text:p>
      <text:p text:style-name="Standard"/>
      <text:p text:style-name="Standard"/>
      <text:p text:style-name="P1">Slides</text:p>
      <text:p text:style-name="P1"><text:a xlink:type="simple" xlink:href="https://slides.com/henrique-vignando/senai-pos-modelagem-de-estruturas-relacionais#/2" text:style-name="Internet_20_link" text:visited-style-name="Visited_20_Internet_20_Link">https://slides.com/henrique-vignando/senai-pos-modelagem-de-estruturas-relacionais#/2</text:a></text:p>
      <text:p text:style-name="P1"/>
      <text:p text:style-name="P1"/>
      <text:p text:style-name="P1"><text:a xlink:type="simple" xlink:href="https://app.diagrams.net/" text:style-name="Internet_20_link" text:visited-style-name="Visited_20_Internet_20_Link">https://app.diagrams.net</text:a></text:p>
      <text:p text:style-name="P1"/>
      <text:p text:style-name="P1"/>
      <text:p text:style-name="P3">Aula 2:</text:p>
      <text:p text:style-name="P3"/>
      <text:p text:style-name="P3"><text:a xlink:type="simple" xlink:href="https://sesisenaiprorg-my.sharepoint.com/personal/henrique_vignando5948_sesisenaipr_org_br/_layouts/15/onedrive.aspx?id=%2Fpersonal%2Fhenrique%5Fvignando5948%5Fsesisenaipr%5Forg%5Fbr%2FDocuments%2FRecordings%2FModelagem%20de%20Estruturas%20Relacionais%20%2D%20Aula%2002%2D20220401%5F190427%2DGravação%20de%20Reunião%2Emp4&amp;parent=%2Fpersonal%2Fhenrique%5Fvignando5948%5Fsesisenaipr%5Forg%5Fbr%2FDocuments%2FRecordings&amp;ga=1" text:style-name="Internet_20_link" text:visited-style-name="Visited_20_Internet_20_Link">https://sesisenaiprorg-my.sharepoint.com/personal/henrique_vignando5948_sesisenaipr_org_br/_layouts/15/onedrive.aspx?id=%2Fpersonal%2Fhenrique%5Fvignando5948%5Fsesisenaipr%5Forg%5Fbr%2FDocuments%2FRecordings%2FModelagem%20de%20Estruturas%20Relacionais%20%2D%20Aula%2002%2D20220401%5F190427%2DGrava%C3%A7%C3%A3o%20de%20Reuni%C3%A3o%2Emp4&amp;parent=%2Fpersonal%2Fhenrique%5Fvignando5948%5Fsesisenaipr%5Forg%5Fbr%2FDocuments%2FRecordings&amp;ga=1</text:a></text:p>
      <text:p text:style-name="P3"/>
      <text:p text:style-name="P7">MER – Modelo de Entidade Relacional</text:p>
      <text:p text:style-name="P3"/>
      <text:p text:style-name="P6">Modelo transacional – transição de banco de dados</text:p>
      <text:p text:style-name="P6"/>
      <text:p text:style-name="P8">app.dbdesigner.net</text:p>
      <text:p text:style-name="P8"/>
      <text:p text:style-name="P9">Amazon RDS</text:p>
      <text:p text:style-name="P6"/>
      <text:p text:style-name="P6"/>
      <text:p text:style-name="P4">Aula 3</text:p>
      <text:p text:style-name="P4"/>
      <text:p text:style-name="P4"><text:a xlink:type="simple" xlink:href="https://sesisenaiprorg-my.sharepoint.com/personal/henrique_vignando5948_sesisenaipr_org_br/_layouts/15/onedrive.aspx?id=%2Fpersonal%2Fhenrique%5Fvignando5948%5Fsesisenaipr%5Forg%5Fbr%2FDocuments%2FRecordings%2FModelagem%20de%20Estruturas%20Relacionais%2D20220408%5F190822%2DGravação%20de%20Reunião%2Emp4&amp;parent=%2Fpersonal%2Fhenrique%5Fvignando5948%5Fsesisenaipr%5Forg%5Fbr%2FDocuments%2FRecordings&amp;ga=1" text:style-name="Internet_20_link" text:visited-style-name="Visited_20_Internet_20_Link">https://sesisenaiprorg-my.sharepoint.com/personal/henrique_vignando5948_sesisenaipr_org_br/_layouts/15/onedrive.aspx?id=%2Fpersonal%2Fhenrique%5Fvignando5948%5Fsesisenaipr%5Forg%5Fbr%2FDocuments%2FRecordings%2FModelagem%20de%20Estruturas%20Relacionais%2D20220408%5F190822%2DGrava%C3%A7%C3%A3o%20de%20Reuni%C3%A3o%2Emp4&amp;parent=%2Fpersonal%2Fhenrique%5Fvignando5948%5Fsesisenaipr%5Forg%5Fbr%2FDocuments%2FRecordings&amp;ga=1</text:a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2.6.2$Linux_X86_64 LibreOffice_project/2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28" meta:character-count="1404" meta:non-whitespace-character-count="1388"/>
  </office:meta>
</office:document-meta>
</file>